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67e26" officeooo:paragraph-rsid="00067e26"/>
    </style:style>
    <style:style style:name="T1" style:family="text">
      <style:text-properties style:font-name="Liberation Serif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text-position="0% 100%" style:font-name="Liberation Seri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 211.4 g</text:p>
      <text:p text:style-name="P1">B) 0.767 g</text:p>
      <text:p text:style-name="P1">C) Omdat een systematisch fout een fout op alle metingen zou hebben, alle metingen zouden dan op de verkeerde plek zitten en dus het gemiddelde van die metingen ook.</text:p>
      <text:p text:style-name="P1">D) 0.243 g</text:p>
      <text:p text:style-name="P1">E) 211.4 +- 0.2 g</text:p>
      <text:p text:style-name="P1"/>
      <text:p text:style-name="P1">2.</text:p>
      <text:p text:style-name="P1">A) Mean = 17.6, stderr = 0.7</text:p>
      <text:p text:style-name="P1">B) </text:p>
      <text:p text:style-name="P1"/>
      <text:p text:style-name="P1">3.</text:p>
      <text:p text:style-name="P1">A) Mean = 1.01 mm, stderr = 0.04 mm</text:p>
      <text:p text:style-name="P1">B) Student A is right if talking about standard error. To make it smaller you want to do as many measurements as possible. So that <text:span text:style-name="T1">σ</text:span><text:span text:style-name="T3">x</text:span><text:span text:style-name="T2"> = </text:span><text:span text:style-name="T4">s/sqrt(n) is as small as possible. The external measurement was 0.01mm, so you want to keep measuring till you get closer to that.</text:span></text:p>
      <text:p text:style-name="P1"/>
      <text:p text:style-name="P1">4.</text:p>
      <text:p text:style-name="P1">A) Same</text:p>
      <text:p text:style-name="P1">B) Decrease</text:p>
      <text:p text:style-name="P1">C) Increa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4:29:21.299000000</meta:creation-date>
    <dc:date>2023-09-13T15:04:02.980000000</dc:date>
    <meta:editing-duration>PT34M42S</meta:editing-duration>
    <meta:editing-cycles>1</meta:editing-cycles>
    <meta:document-statistic meta:table-count="0" meta:image-count="0" meta:object-count="0" meta:page-count="1" meta:paragraph-count="16" meta:word-count="120" meta:character-count="581" meta:non-whitespace-character-count="476"/>
    <meta:generator>LibreOffice/7.5.3.2$Windows_X86_64 LibreOffice_project/9f56dff12ba03b9acd7730a5a481eea045e468f3</meta:generator>
  </office:meta>
</office:document-meta>
</file>